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44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1.148cm" svg:height="7.852cm" svg:x="0.404cm" svg:y="4.137cm">
            <draw:object draw:notify-on-update-of-ranges="Sheet1.A1:Sheet1.A1 Sheet1.A2:Sheet1.A8 Sheet1.B1:Sheet1.B1 Sheet1.B2:Sheet1.B8 Sheet1.D1:Sheet1.D1 Sheet1.D2:Sheet1.D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Actividad</text:p>
          </table:table-cell>
          <table:table-cell table:style-name="Default" office:value-type="string" calcext:value-type="string">
            <text:p>Fecha inicio</text:p>
          </table:table-cell>
          <table:table-cell table:style-name="Default" office:value-type="string" calcext:value-type="string">
            <text:p>Fecha fin</text:p>
          </table:table-cell>
          <table:table-cell office:value-type="string" calcext:value-type="string">
            <text:p>Duración</text:p>
          </table:table-cell>
        </table:table-row>
        <table:table-row table:style-name="ro1">
          <table:table-cell office:value-type="string" calcext:value-type="string">
            <text:p>Investigación inicial</text:p>
          </table:table-cell>
          <table:table-cell office:value-type="date" office:date-value="2023-11-01" calcext:value-type="date">
            <text:p>01/11/23</text:p>
          </table:table-cell>
          <table:table-cell office:value-type="date" office:date-value="2023-12-01" calcext:value-type="date">
            <text:p>01/12/23</text:p>
          </table:table-cell>
          <table:table-cell table:formula="of:=[.C2]-[.B2]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Diseño del software</text:p>
          </table:table-cell>
          <table:table-cell office:value-type="date" office:date-value="2023-12-01" calcext:value-type="date">
            <text:p>01/12/23</text:p>
          </table:table-cell>
          <table:table-cell office:value-type="date" office:date-value="2023-12-20" calcext:value-type="date">
            <text:p>20/12/23</text:p>
          </table:table-cell>
          <table:table-cell table:formula="of:=[.C3]-[.B3]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Investigación metaheurísticas</text:p>
          </table:table-cell>
          <table:table-cell office:value-type="date" office:date-value="2023-12-21" calcext:value-type="date">
            <text:p>21/12/23</text:p>
          </table:table-cell>
          <table:table-cell office:value-type="date" office:date-value="2024-01-15" calcext:value-type="date">
            <text:p>15/01/24</text:p>
          </table:table-cell>
          <table:table-cell table:formula="of:=[.C4]-[.B4]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Implementación del software</text:p>
          </table:table-cell>
          <table:table-cell office:value-type="date" office:date-value="2024-01-16" calcext:value-type="date">
            <text:p>16/01/24</text:p>
          </table:table-cell>
          <table:table-cell office:value-type="date" office:date-value="2024-03-01" calcext:value-type="date">
            <text:p>01/03/24</text:p>
          </table:table-cell>
          <table:table-cell table:formula="of:=[.C5]-[.B5]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Pruebas y refactorizado</text:p>
          </table:table-cell>
          <table:table-cell office:value-type="date" office:date-value="2024-03-01" calcext:value-type="date">
            <text:p>01/03/24</text:p>
          </table:table-cell>
          <table:table-cell office:value-type="date" office:date-value="2024-03-15" calcext:value-type="date">
            <text:p>15/03/24</text:p>
          </table:table-cell>
          <table:table-cell table:formula="of:=[.C6]-[.B6]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nálisis de resultados</text:p>
          </table:table-cell>
          <table:table-cell office:value-type="date" office:date-value="2024-03-16" calcext:value-type="date">
            <text:p>16/03/24</text:p>
          </table:table-cell>
          <table:table-cell office:value-type="date" office:date-value="2024-04-01" calcext:value-type="date">
            <text:p>01/04/24</text:p>
          </table:table-cell>
          <table:table-cell table:formula="of:=[.C7]-[.B7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Documentación</text:p>
          </table:table-cell>
          <table:table-cell office:value-type="date" office:date-value="2024-04-02" calcext:value-type="date">
            <text:p>02/04/24</text:p>
          </table:table-cell>
          <table:table-cell office:value-type="date" office:date-value="2024-06-01" calcext:value-type="date">
            <text:p>01/06/24</text:p>
          </table:table-cell>
          <table:table-cell table:formula="of:=[.C8]-[.B8]" office:value-type="float" office:value="60" calcext:value-type="float">
            <text:p>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9T17:22:27.340754351</meta:creation-date>
    <dc:date>2024-04-09T17:52:47.875024813</dc:date>
    <meta:editing-duration>PT10M</meta:editing-duration>
    <meta:editing-cycles>1</meta:editing-cycles>
    <meta:document-statistic meta:table-count="1" meta:cell-count="32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37">
      <style:chart-properties chart:display-label="true" chart:logarithmic="false" chart:minimum="45242" chart:maximum="45448" chart:interval-major="7" chart:interval-minor-divisor="1" chart:reverse-direction="false" text:line-break="false" loext:try-staggering-first="false" chart:link-data-style-to-source="false" chart:axis-position="0"/>
      <style:graphic-properties svg:stroke-color="#b3b3b3"/>
      <style:text-properties fo:font-family="Calibri" style:font-style-name="Regular" fo:font-size="7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149cm" svg:height="7.853cm" xlink:href=".." xlink:type="simple" chart:class="chart:bar" chart:style-name="ch1">
        <chart:plot-area chart:style-name="ch2" table:cell-range-address="Sheet1.A1:Sheet1.B8 Sheet1.D1:Sheet1.D8" chart:data-source-has-labels="both" svg:x="0.422cm" svg:y="0.157cm" svg:width="20.305cm" svg:height="7.539cm">
          <chart:coordinate-region svg:x="5.277cm" svg:y="0.157cm" svg:width="15.45cm" svg:height="6.316cm"/>
          <chart:axis chart:dimension="x" chart:name="primary-x" chart:style-name="ch3" chartooo:axis-type="auto">
            <chartooo:date-scale/>
            <chart:categories table:cell-range-address="Sheet1.A2:Sheet1.A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8" chart:label-cell-address="Sheet1.B1:Sheet1.B1" chart:class="chart:bar">
            <chart:data-point chart:repeated="5"/>
            <chart:data-point chart:style-name="ch7" chart:repeated="2"/>
          </chart:series>
          <chart:series chart:style-name="ch8" chart:values-cell-range-address="Sheet1.D2:Sheet1.D8" chart:label-cell-address="Sheet1.D1:Sheet1.D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echa inicio</text:p>
                <draw:g>
                  <svg:desc>Sheet1.B1:Sheet1.B1</svg:desc>
                </draw:g>
              </table:table-cell>
              <table:table-cell office:value-type="string">
                <text:p>Duración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vestigación inicial</text:p>
                <draw:g>
                  <svg:desc>Sheet1.A2:Sheet1.A8</svg:desc>
                </draw:g>
              </table:table-cell>
              <table:table-cell office:value-type="float" office:value="45231">
                <text:p>45231</text:p>
                <draw:g>
                  <svg:desc>Sheet1.B2:Sheet1.B8</svg:desc>
                </draw:g>
              </table:table-cell>
              <table:table-cell office:value-type="float" office:value="30">
                <text:p>30</text:p>
                <draw:g>
                  <svg:desc>Sheet1.D2:Sheet1.D8</svg:desc>
                </draw:g>
              </table:table-cell>
            </table:table-row>
            <table:table-row>
              <table:table-cell office:value-type="string">
                <text:p>Diseño del software</text:p>
              </table:table-cell>
              <table:table-cell office:value-type="float" office:value="45261">
                <text:p>4526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Investigación metaheurísticas</text:p>
              </table:table-cell>
              <table:table-cell office:value-type="float" office:value="45281">
                <text:p>4528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Implementación del software</text:p>
              </table:table-cell>
              <table:table-cell office:value-type="float" office:value="45307">
                <text:p>4530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Pruebas y refactorizado</text:p>
              </table:table-cell>
              <table:table-cell office:value-type="float" office:value="45352">
                <text:p>453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Análisis de resultados</text:p>
              </table:table-cell>
              <table:table-cell office:value-type="float" office:value="45367">
                <text:p>4536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Documentación</text:p>
              </table:table-cell>
              <table:table-cell office:value-type="float" office:value="45384">
                <text:p>45384</text:p>
              </table:table-cell>
              <table:table-cell office:value-type="float" office:value="60">
                <text:p>6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